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Wingdings" style:font-name-asian="Wingdings" style:font-name-complex="Wingdings"/>
    </style:style>
    <style:style style:name="T3" style:parent-style-name="Fuentedepárrafopredeter." style:family="text">
      <style:text-properties style:font-name="Wingdings" style:font-name-asian="Wingdings" style:font-name-complex="Wingdings"/>
    </style:style>
    <style:style style:name="P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5" style:parent-style-name="Normal" style:family="paragraph">
      <style:text-properties fo:language="en" fo:country="GB"/>
    </style:style>
    <style:style style:name="T6" style:parent-style-name="Fuentedepárrafopredeter." style:family="text">
      <style:text-properties fo:language="en" fo:country="GB"/>
    </style:style>
    <style:style style:name="T7" style:parent-style-name="Fuentedepárrafopredeter." style:family="text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T9" style:parent-style-name="Fuentedepárrafopredeter." style:family="text">
      <style:text-properties fo:language="en" fo:country="GB"/>
    </style:style>
    <style:style style:name="T10" style:parent-style-name="Fuentedepárrafopredeter." style:family="text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fo:language="en" fo:country="GB"/>
    </style:style>
    <style:style style:name="T13" style:parent-style-name="Fuentedepárrafopredeter." style:family="text">
      <style:text-properties fo:language="en" fo:country="GB"/>
    </style:style>
    <style:style style:name="T14" style:parent-style-name="Fuentedepárrafopredeter." style:family="text">
      <style:text-properties fo:language="en" fo:country="GB"/>
    </style:style>
  </office:automatic-styles>
  <office:body>
    <office:text text:use-soft-page-breaks="true">
      <text:p text:style-name="P1">1.</text:p>
      <text:p text:style-name="Normal">config.vm.box = "ubuntu/xenial64"</text:p>
      <text:p text:style-name="Normal"/>
      <text:p text:style-name="Normal">echo “—Insertar datos”&gt;/home/vagrant/nombre.sql</text:p>
      <text:p text:style-name="Normal">echo ”INSERT INTO base.tabla<text:s/>(titulo, numero) VALUES&gt;&gt;/home/vagrant/base.sql</text:p>
      <text:p text:style-name="Normal">echo “(‘nombre’, 15)”<text:s/>&gt;&gt;/home/vagrant/base.sql</text:p>
      <text:p text:style-name="Normal">2.</text:p>
      <text:p text:style-name="Normal">sudo su<text:s/><text:span text:style-name="T2"></text:span>elevar privilegios a superusuario</text:p>
      <text:p text:style-name="Normal">sudo update<text:s/><text:span text:style-name="T3"></text:span>actualizar paquetes</text:p>
      <text:p text:style-name="Normal">sudo apt installcmysql-server<text:s/></text:p>
      <text:p text:style-name="Normal"/>
      <text:p text:style-name="Normal">sudo systemctl start mysql</text:p>
      <text:p text:style-name="Normal">sudo systemctl status mysql</text:p>
      <text:p text:style-name="Normal">sudo systemctl enablemysql</text:p>
      <text:p text:style-name="Normal"/>
      <text:p text:style-name="Normal">mysql -u root -p</text:p>
      <text:p text:style-name="Normal"/>
      <text:p text:style-name="Normal">CREATE DATABASE<text:s/>base;<text:s/></text:p>
      <text:p text:style-name="Normal"><text:s/>USE<text:s/>base;</text:p>
      <text:p text:style-name="Normal"/>
      <text:p text:style-name="Normal">CREATE TABLE libros ( idLibro INT AUTO_INCREMENT PRIMARY KEY, titulo VARCHAR(200) NOT NULL, anio_publicacion INT, );</text:p>
      <text:p text:style-name="Normal">3.</text:p>
      <text:p text:style-name="Normal">sudo systemctl stop mysql</text:p>
      <text:p text:style-name="P4">systemctl status mysql</text:p>
      <text:p text:style-name="P5">config.vm.provision "shell", inline: &lt;&lt;-SHELL</text:p>
      <text:p text:style-name="Normal"><text:span text:style-name="T6"><text:s text:c="4"/></text:span>#Instalacion de los binarios de php y el driver de conexión a la BBDD</text:p>
      <text:p text:style-name="Normal"><text:s text:c="4"/><text:span text:style-name="T7">sudo apt-get install -y php php-mysqli</text:span></text:p>
      <text:soft-page-break/>
      <text:p text:style-name="P8"><text:s/></text:p>
      <text:p text:style-name="Normal"><text:span text:style-name="T9"><text:s text:c="4"/></text:span>#Generar archivo SQL con los registros de empleados/as</text:p>
      <text:p text:style-name="Normal"><text:s text:c="4"/>echo "-- Insertar datos de ejemplo en la tabla 'empleados'" &gt; /home/vagrant/datos_empleados.sql</text:p>
      <text:p text:style-name="Normal"><text:s text:c="4"/>echo " INSERT INTO gestion_empleados.empleados (nombre, apellido, edad, salario, departamento) VALUES" &gt;&gt; /home/vagrant/datos_empleados.sql</text:p>
      <text:p text:style-name="Normal"><text:s text:c="4"/>echo "('Juan', 'Pablo', 30, 2000.00, 'Ventas')," &gt;&gt; /home/vagrant/datos_empleados.sql</text:p>
      <text:p text:style-name="Normal"><text:s text:c="4"/>echo "('Manolo', 'Pérez', 40, 2500.00, 'Ventas')," &gt;&gt; /home/vagrant/datos_empleados.sql</text:p>
      <text:p text:style-name="Normal"><text:s text:c="4"/>echo "('Lucía', <text:s/>'Pérez', 50, 1000.00, 'Ventas')," &gt;&gt; /home/vagrant/datos_empleados.sql</text:p>
      <text:p text:style-name="Normal"><text:s text:c="4"/>echo "('Teresa', 'Pérez', 10, 2500.00, 'Marketing')," &gt;&gt; /home/vagrant/datos_empleados.sql</text:p>
      <text:p text:style-name="Normal"><text:s text:c="4"/>echo "('Pepito', 'Martínez', 5, 2500.00, 'Ventas')" &gt;&gt; /home/vagrant/datos_empleados.sql</text:p>
      <text:p text:style-name="Normal"><text:s text:c="2"/><text:span text:style-name="T10">SHELL</text:span></text:p>
      <text:p text:style-name="P11"><text:s/></text:p>
      <text:p text:style-name="P12">End</text:p>
      <text:p text:style-name="Normal">config.vm.box = "ubuntu/xenial64"</text:p>
      <text:p text:style-name="Normal"><text:s text:c="2"/><text:span text:style-name="T13">config.vm.network "private_network", ip: "192.168.50.55"</text:span></text:p>
      <text:p text:style-name="Normal"><text:span text:style-name="T14"><text:s text:c="2"/></text:span>config.vm.synced_folder ".", "/ejemplo_inicial_mysql"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is Iturrioz López</meta:initial-creator>
    <dc:creator>Luis Iturrioz López</dc:creator>
    <meta:creation-date>2024-05-20T08:15:00Z</meta:creation-date>
    <dc:date>2024-05-20T10:28:00Z</dc:date>
    <meta:template xlink:href="Normal" xlink:type="simple"/>
    <meta:editing-cycles>1</meta:editing-cycles>
    <meta:editing-duration>PT7980S</meta:editing-duration>
    <meta:document-statistic meta:page-count="2" meta:paragraph-count="3" meta:word-count="264" meta:character-count="1716" meta:row-count="12" meta:non-whitespace-character-count="1455"/>
  </office:meta>
</office:document-meta>
</file>